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master" table:style-name="ta1"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ergil 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kh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bee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he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heng n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gilheng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1">
      <number:text>$</number:text>
      <number:number number:decimal-places="2" loext:min-decimal-places="2" number:min-integer-digits="1" number:grouping="true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00:44:44.7404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2017-03-26T20:23:21Z</meta:creation-date>
    <dc:date>2017-03-27T00:44:50.091680000</dc:date>
    <meta:editing-cycles>9</meta:editing-cycles>
    <meta:editing-duration>PT3M23S</meta:editing-duration>
    <meta:document-statistic meta:table-count="2" meta:cell-count="20" meta:object-count="0"/>
  </office:meta>
</office:document-meta>
</file>